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70000023D29D3536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bitmap" draw:fill-image-name="Bitmap_20_5" style:repeat="stretch" draw:textarea-horizontal-align="center" draw:textarea-vertical-align="middle" loext:decorative="false"/>
    </style:style>
    <style:style style:name="gr2" style:family="graphic" style:parent-style-name="standard">
      <style:graphic-properties svg:stroke-width="0.159cm" svg:stroke-color="#000000" draw:marker-start-width="0.437cm" draw:marker-end-width="0.437cm" draw:fill="none" loext:fill-use-slide-background="false" draw:textarea-horizontal-align="justify" draw:textarea-vertical-align="middle" draw:auto-grow-height="false" fo:min-height="2.828cm" fo:min-width="2.578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bitmap" draw:fill-image-name="Bitmap_20_5" style:repeat="stretch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8cm" svg:height="4.555cm" svg:x="1.533cm" svg:y="1.524cm" svg:viewBox="0 0 4581 4556" svg:d="M0 1766c7-31 14-61 22-92 53-196 131-386 233-563 102-178 227-340 370-484s305-269 482-371c177-103 365-181 561-233 30-9 61-16 91-23h1023c30 7 60 14 91 23 195 52 384 130 561 233 177 102 339 227 482 371s268 306 370 484c102 177 180 367 232 563 29 107 50 215 63 325v560c-13 109-34 218-63 324-52 197-130 386-232 564-102 177-227 340-370 483-143 144-305 269-482 372-177 102-366 180-561 233-28 7-57 15-85 21h-1035c-29-6-57-14-85-21-196-53-384-131-561-233-177-103-339-228-482-372-143-143-268-306-370-483-102-178-180-367-233-564-8-30-15-61-22-91z">
          <text:p/>
        </draw:path>
        <draw:custom-shape draw:style-name="gr2" draw:text-style-name="P2" draw:layer="layout" svg:width="4.572cm" svg:height="4.572cm" svg:x="1.5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5" draw:display-name="Bitmap 5" xlink:href="Pictures/10000000000002470000023D29D3536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7:21:56.152000000</dc:date>
    <meta:editing-duration>PT7M33S</meta:editing-duration>
    <meta:editing-cycles>3</meta:editing-cycles>
    <meta:generator>LibreOffice/24.2.2.2$Windows_X86_64 LibreOffice_project/d56cc158d8a96260b836f100ef4b4ef25d6f1a01</meta:generator>
    <meta:print-date>2024-04-27T17:20:40.543000000</meta:print-date>
    <meta:printed-by>PDF files</meta:printed-by>
    <meta:document-statistic meta:object-count="2"/>
  </office:meta>
</office:document-meta>
</file>